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64ce" officeooo:paragraph-rsid="000964c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officeooo:rsid="000964ce" officeooo:paragraph-rsid="000964ce" style:font-size-asian="12pt" style:font-size-complex="12pt"/>
    </style:style>
    <style:style style:name="P3" style:family="paragraph" style:parent-style-name="Standard">
      <style:text-properties officeooo:rsid="000964ce" officeooo:paragraph-rsid="000964ce"/>
    </style:style>
    <style:style style:name="P4" style:family="paragraph" style:parent-style-name="Standard">
      <style:text-properties fo:font-size="10.5pt" officeooo:rsid="000964ce" officeooo:paragraph-rsid="000964ce" style:font-size-asian="10.5pt" style:font-size-complex="10.5pt"/>
    </style:style>
    <style:style style:name="P5" style:family="paragraph" style:parent-style-name="Standard">
      <style:text-properties officeooo:rsid="000964ce" officeooo:paragraph-rsid="000964ce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paragraph-rsid="000a38ba"/>
    </style:style>
    <style:style style:name="T1" style:family="text">
      <style:text-properties officeooo:rsid="000a38ba"/>
    </style:style>
    <style:style style:name="T2" style:family="text">
      <style:text-properties officeooo:rsid="000964c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pecificações de requisitos – ER</text:p>
      <text:p text:style-name="P4"/>
      <text:p text:style-name="P4">Sistema de Delicias Gourmet</text:p>
      <text:p text:style-name="P4"/>
      <text:p text:style-name="P4">1 – Descrição textual</text:p>
      <text:p text:style-name="P2"/>
      <text:p text:style-name="P1">Estudo de caso: Sistema da “Delicias Gourmet”</text:p>
      <text:p text:style-name="Standard"/>
      <text:p text:style-name="Standard">Em uma indústria alimentícia chamada &amp;quot;Delícias Gourmet&amp;quot;, o controle de materiais é um processo-chave para</text:p>
      <text:p text:style-name="Standard">garantir a qualidade e a eficiência dos produtos finais. Nesta história, vamos explorar como diferentes atores</text:p>
      <text:p text:style-name="Standard">desempenham funções importantes em seus respectivos setores, interagindo e colaborando para manter o sistema de</text:p>
      <text:p text:style-name="Standard">controle de materiais funcionando sem problemas.</text:p>
      <text:p text:style-name="Standard">A história começa com João, o gerente de compras, que é responsável por adquirir os ingredientes e os</text:p>
      <text:p text:style-name="Standard">materiais necessários para a produção dos alimentos. Ele trabalha em estreita colaboração com os fornecedores para</text:p>
      <text:p text:style-name="Standard">garantir a qualidade dos produtos e negocia os melhores preços para reduzir os custos de produção.</text:p>
      <text:p text:style-name="Standard">Maria, a supervisora de estoque, trabalha em conjunto com João. Ela é responsável por gerenciar o</text:p>
      <text:p text:style-name="Standard">armazenamento dos materiais e garantir que todos os itens estejam devidamente organizados e estocados. Quando os</text:p>
      <text:p text:style-name="Standard">ingredientes e materiais chegam ao armazém, Maria confere e verifica se tudo está em conformidade com os pedidos</text:p>
      <text:p text:style-name="Standard">feitos por João.</text:p>
      <text:p text:style-name="Standard">Dentro da fábrica, Pedro, o coordenador de produção, coordena a utilização dos ingredientes e materiais no</text:p>
      <text:p text:style-name="Standard">processo de fabricação. Ele colabora com Maria para garantir que os itens necessários sejam entregues no momento</text:p>
      <text:p text:style-name="Standard">certo e na quantidade adequada. Pedro também trabalha com os líderes de cada linha de produção para planejar e</text:p>
      <text:p text:style-name="Standard">otimizar a utilização dos materiais.</text:p>
      <text:p text:style-name="Standard">Na área de controle de qualidade, Ana, a analista de qualidade, monitora o processo de produção, verificando</text:p>
      <text:p text:style-name="Standard">se todos os ingredientes e materiais estão dentro dos padrões exigidos. Ela também é responsável por conduzir</text:p>
      <text:p text:style-name="Standard">inspeções regulares e garantir que a produção esteja em conformidade com as normas de segurança alimentar e</text:p>
      <text:p text:style-name="Standard">regulamentações governamentais.</text:p>
      <text:p text:style-name="Standard">Por fim, a história se completa com Carlos, o responsável pelas vendas e distribuição dos produtos. Ele</text:p>
      <text:p text:style-name="Standard">coordena a entrega dos produtos acabados aos clientes e mantém um registro de todas as vendas realizadas. Carlos</text:p>
      <text:p text:style-name="Standard">também fornece informações sobre a demanda do mercado e as preferências dos clientes, o que ajuda João na</text:p>
      <text:p text:style-name="Standard">seleção de fornecedores e ingredientes para futuras compras.</text:p>
      <text:p text:style-name="Standard">Esta história ilustra como os diferentes atores em uma indústria alimentícia colaboram e desempenham funções</text:p>
      <text:p text:style-name="Standard">cruciais para manter o sistema manual de controle de materiais funcionando de forma eficiente. A interdependência</text:p>
      <text:p text:style-name="Standard">entre as atividades de João, Maria, Pedro, Ana e Carlos é fundamental para garantir que a &amp;quot;Delícias Gourmet&amp;quot;</text:p>
      <text:p text:style-name="Standard"><text:soft-page-break/>mantenha sua reputação de qualidade e satisfação do cliente.</text:p>
      <text:p text:style-name="Standard"/>
      <text:p text:style-name="P3">2 – O que o sistema deve fazer (funções básicas):</text:p>
      <text:p text:style-name="P3"/>
      <text:p text:style-name="P3"><text:span text:style-name="T1"><text:tab/>U</text:span>m sistema de controle de materiais é de extrema importância para a indústria alimentícia, pois permite uma gestão eficiente e eficaz dos ingredientes e materiais utilizados na produção dos alimentos. A seguir, listo algumas das principais razões pelas quais um sistema de controle de materiais é fundamental para o sucesso de uma empresa alimentícia:</text:p>
      <text:p text:style-name="P3"/>
      <text:p text:style-name="P7"><text:span text:style-name="T1">1.1<text:tab/></text:span><text:span text:style-name="T2">Gerenciar o processo de compra de ingredientes e materiais necessários para a produção de alimentos, negociando com fornecedores e garantindo a qualidade dos produtos.</text:span></text:p>
      <text:p text:style-name="P7"><text:span text:style-name="T1">1.2<text:tab/></text:span>Controlar o armazenamento e organização dos materiais dentro do armazém, garantindo que tudo esteja devidamente registrado e em conformidade com os pedidos feitos pelo gerente de compras.</text:p>
      <text:p text:style-name="P7"><text:span text:style-name="T1">1.3<text:tab/></text:span>Coordenar a utilização dos ingredientes e materiais no processo de fabricação, garantindo que os itens necessários sejam entregues no momento certo e na quantidade adequada.</text:p>
      <text:p text:style-name="P7"><text:span text:style-name="T1">1.4<text:tab/></text:span>Monitorar o processo de produção para garantir que todos os ingredientes e materiais estejam dentro dos padrões exigidos de qualidade e segurança alimentar.</text:p>
      <text:p text:style-name="P7"><text:span text:style-name="T1">1.5<text:tab/></text:span>Coordenar a distribuição dos produtos acabados aos clientes, mantendo um registro de todas as vendas realizadas e fornecendo informações sobre a demanda do mercado e as preferências dos clientes para futuras compras.</text:p>
      <text:p text:style-name="P7"><text:span text:style-name="T1">1.6<text:tab/></text:span><text:span text:style-name="T2">Rastreabilidade: o sistema deve permitir o rastreamento dos ingredientes e materiais desde sua aquisição até a entrega dos produtos acabados aos clientes, para garantir a qualidade e segurança alimentar.</text:span></text:p>
      <text:p text:style-name="P7"><text:span text:style-name="T1">1.7<text:tab/></text:span><text:span text:style-name="T2">Controle de estoque: o sistema deve controlar o estoque dos materiais e ingredientes de maneira precisa e atualizada, evitando o excesso de estoque ou a falta de itens necessários para a produção.</text:span></text:p>
      <text:p text:style-name="P7"><text:span text:style-name="T1">1.8<text:tab/></text:span><text:span text:style-name="T2">Planejamento de produção: o sistema deve permitir o planejamento da produção de acordo com a demanda do mercado e os recursos disponíveis, otimizando a utilização dos materiais e ingredientes.</text:span></text:p>
      <text:p text:style-name="P7"><text:span text:style-name="T1">1.9<text:tab/></text:span><text:span text:style-name="T2">Registros e relatórios: o sistema deve manter registros e relatórios precisos e atualizados sobre o estoque, compras, produção e vendas, permitindo uma análise mais detalhada e auxiliando na tomada de decisões.</text:span></text:p>
      <text:p text:style-name="P7"><text:span text:style-name="T1">1.10<text:tab/></text:span><text:span text:style-name="T2">Integração com outros sistemas: o sistema de controle de materiais deve ser integrado com outros sistemas, como o sistema de vendas e o sistema de gestão financeira, para garantir uma gestão integrada e eficiente da empresa.</text:span></text:p>
      <text:p text:style-name="P3"/>
      <text:p text:style-name="P3"/>
      <text:p text:style-name="P3">Ref.</text:p>
      <text:p text:style-name="P3">R1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43:49.462248244</meta:creation-date>
    <dc:date>2023-05-03T16:32:24.681344154</dc:date>
    <meta:editing-duration>PT16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765" meta:character-count="5032" meta:non-whitespace-character-count="4308"/>
  </office:meta>
</office:document-meta>
</file>